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25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2.946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2.364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2.806cm"/>
    </style:style>
    <style:style style:name="co14" style:family="table-column">
      <style:table-column-properties fo:break-before="auto" style:column-width="2.501cm"/>
    </style:style>
    <style:style style:name="co15" style:family="table-column">
      <style:table-column-properties fo:break-before="auto" style:column-width="5.443cm"/>
    </style:style>
    <style:style style:name="co16" style:family="table-column">
      <style:table-column-properties fo:break-before="auto" style:column-width="2.584cm"/>
    </style:style>
    <style:style style:name="co17" style:family="table-column">
      <style:table-column-properties fo:break-before="auto" style:column-width="3.417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752cm"/>
    </style:style>
    <style:style style:name="co20" style:family="table-column">
      <style:table-column-properties fo:break-before="auto" style:column-width="3.39cm"/>
    </style:style>
    <style:style style:name="co21" style:family="table-column">
      <style:table-column-properties fo:break-before="auto" style:column-width="5.526cm"/>
    </style:style>
    <style:style style:name="co22" style:family="table-column">
      <style:table-column-properties fo:break-before="auto" style:column-width="4.999cm"/>
    </style:style>
    <style:style style:name="co23" style:family="table-column">
      <style:table-column-properties fo:break-before="auto" style:column-width="4.805cm"/>
    </style:style>
    <style:style style:name="co24" style:family="table-column">
      <style:table-column-properties fo:break-before="auto" style:column-width="3.722cm"/>
    </style:style>
    <style:style style:name="co25" style:family="table-column">
      <style:table-column-properties fo:break-before="auto" style:column-width="3.362cm"/>
    </style:style>
    <style:style style:name="co26" style:family="table-column">
      <style:table-column-properties fo:break-before="auto" style:column-width="3.528cm"/>
    </style:style>
    <style:style style:name="co27" style:family="table-column">
      <style:table-column-properties fo:break-before="auto" style:column-width="3.556cm"/>
    </style:style>
    <style:style style:name="co28" style:family="table-column">
      <style:table-column-properties fo:break-before="auto" style:column-width="4.277cm"/>
    </style:style>
    <style:style style:name="co29" style:family="table-column">
      <style:table-column-properties fo:break-before="auto" style:column-width="3.223cm"/>
    </style:style>
    <style:style style:name="co30" style:family="table-column">
      <style:table-column-properties fo:break-before="auto" style:column-width="4.223cm"/>
    </style:style>
    <style:style style:name="co31" style:family="table-column">
      <style:table-column-properties fo:break-before="auto" style:column-width="4.583cm"/>
    </style:style>
    <style:style style:name="co32" style:family="table-column">
      <style:table-column-properties fo:break-before="auto" style:column-width="4.916cm"/>
    </style:style>
    <style:style style:name="co33" style:family="table-column">
      <style:table-column-properties fo:break-before="auto" style:column-width="3.279cm"/>
    </style:style>
    <style:style style:name="co34" style:family="table-column">
      <style:table-column-properties fo:break-before="auto" style:column-width="5.72cm"/>
    </style:style>
    <style:style style:name="co35" style:family="table-column">
      <style:table-column-properties fo:break-before="auto" style:column-width="3.112cm"/>
    </style:style>
    <style:style style:name="co36" style:family="table-column">
      <style:table-column-properties fo:break-before="auto" style:column-width="3.029cm"/>
    </style:style>
    <style:style style:name="co37" style:family="table-column">
      <style:table-column-properties fo:break-before="auto" style:column-width="3.889cm"/>
    </style:style>
    <style:style style:name="co3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37" table:default-cell-style-name="Default"/>
        <table:table-row table:style-name="ro1">
          <table:table-cell office:value-type="string">
            <text:p>UnitCardAsset</text:p>
          </table:table-cell>
          <table:table-cell office:value-type="string">
            <text:p>Chassis</text:p>
          </table:table-cell>
          <table:table-cell office:value-type="string">
            <text:p>Variant</text:p>
          </table:table-cell>
          <table:table-cell office:value-type="string">
            <text:p>Type</text:p>
          </table:table-cell>
          <table:table-cell office:value-type="string">
            <text:p>Usage</text:p>
          </table:table-cell>
          <table:table-cell office:value-type="string">
            <text:p>IntroDate</text:p>
          </table:table-cell>
          <table:table-cell office:value-type="string">
            <text:p>BV2</text:p>
          </table:table-cell>
          <table:table-cell office:value-type="string">
            <text:p>Role</text:p>
          </table:table-cell>
          <table:table-cell office:value-type="string">
            <text:p>EnvironmentBlacklist</text:p>
          </table:table-cell>
          <table:table-cell office:value-type="string">
            <text:p>IntroDifficulty</text:p>
          </table:table-cell>
          <table:table-cell office:value-type="string">
            <text:p>Tier</text:p>
          </table:table-cell>
          <table:table-cell office:value-type="string">
            <text:p>Notes</text:p>
          </table:table-cell>
          <table:table-cell office:value-type="string">
            <text:p>Comstar_Rarity</text:p>
          </table:table-cell>
          <table:table-cell office:value-type="string">
            <text:p>Davion_Rarity</text:p>
          </table:table-cell>
          <table:table-cell office:value-type="string">
            <text:p>FreeRasalhagueRepublic_Rarity</text:p>
          </table:table-cell>
          <table:table-cell office:value-type="string">
            <text:p>Kurita_Rarity</text:p>
          </table:table-cell>
          <table:table-cell office:value-type="string">
            <text:p>Liao_Rarity</text:p>
          </table:table-cell>
          <table:table-cell office:value-type="string">
            <text:p>Marik_Rarity</text:p>
          </table:table-cell>
          <table:table-cell office:value-type="string">
            <text:p>Steiner_Rarity</text:p>
          </table:table-cell>
          <table:table-cell office:value-type="string">
            <text:p>Mercenaries_Rarity</text:p>
          </table:table-cell>
          <table:table-cell office:value-type="string">
            <text:p>Periphery_Rarity</text:p>
          </table:table-cell>
          <table:table-cell office:value-type="string">
            <text:p>Outlaws_Rarity</text:p>
          </table:table-cell>
          <table:table-cell office:value-type="string">
            <text:p>Independent_Rarity</text:p>
          </table:table-cell>
          <table:table-cell office:value-type="string">
            <text:p>BlackInferno_Rarity</text:p>
          </table:table-cell>
          <table:table-cell office:value-type="string">
            <text:p>FederatedCommonwealth_Rarity</text:p>
          </table:table-cell>
          <table:table-cell office:value-type="string">
            <text:p>Oberon_Confederation_Rarity</text:p>
          </table:table-cell>
          <table:table-cell office:value-type="string">
            <text:p>MagistracyOfCanopusRarity</text:p>
          </table:table-cell>
          <table:table-cell office:value-type="string">
            <text:p>TheBadDream_Rarity</text:p>
          </table:table-cell>
          <table:table-cell office:value-type="string">
            <text:p>Blackhearts_Rarity</text:p>
          </table:table-cell>
          <table:table-cell office:value-type="string">
            <text:p>BrionsLegion_Rarity</text:p>
          </table:table-cell>
          <table:table-cell office:value-type="string">
            <text:p>CraterCobras_Rarity</text:p>
          </table:table-cell>
          <table:table-cell office:value-type="string">
            <text:p>EridaniLightHorse_Rarity</text:p>
          </table:table-cell>
          <table:table-cell office:value-type="string">
            <text:p>FilthyLucre_Rarity</text:p>
          </table:table-cell>
          <table:table-cell office:value-type="string">
            <text:p>GrayDeathLegion_Rarity</text:p>
          </table:table-cell>
          <table:table-cell office:value-type="string">
            <text:p>GreggsLongstriders_Rarity</text:p>
          </table:table-cell>
          <table:table-cell office:value-type="string">
            <text:p>HansensRoughRiders_Rarity</text:p>
          </table:table-cell>
          <table:table-cell office:value-type="string">
            <text:p>HarlocksWarriors_Rarity</text:p>
          </table:table-cell>
          <table:table-cell office:value-type="string">
            <text:p>KellHounds_Rarity</text:p>
          </table:table-cell>
          <table:table-cell office:value-type="string">
            <text:p>LindonsCompany_Rarity</text:p>
          </table:table-cell>
          <table:table-cell office:value-type="string">
            <text:p>McCarronsArmoredCalvary_Rarity</text:p>
          </table:table-cell>
          <table:table-cell office:value-type="string">
            <text:p>MobileFire_Rarity</text:p>
          </table:table-cell>
          <table:table-cell office:value-type="string">
            <text:p>NorthwindHighlanders_Rarity</text:p>
          </table:table-cell>
          <table:table-cell office:value-type="string">
            <text:p>Thumpers_Rarity</text:p>
          </table:table-cell>
          <table:table-cell office:value-type="string">
            <text:p>WacoRangers_Rarity</text:p>
          </table:table-cell>
          <table:table-cell office:value-type="string">
            <text:p>WolfsDragoons_Rarity</text:p>
          </table:table-cell>
        </table:table-row>
        <table:table-row table:style-name="ro1">
          <table:table-cell office:value-type="string">
            <text:p>YMC_UBM-2R_UnitCard</text:p>
          </table:table-cell>
          <table:table-cell office:value-type="string">
            <text:p>Revenant</text:p>
          </table:table-cell>
          <table:table-cell office:value-type="string">
            <text:p>UBM-2R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3139</text:p>
          </table:table-cell>
          <table:table-cell office:value-type="float" office:value="779">
            <text:p>779</text:p>
          </table:table-cell>
          <table:table-cell office:value-type="string">
            <text:p>Unit.Role.Striker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uad</text:p>
          </table:table-cell>
          <table:table-cell table:number-columns-repeated="9" office:value-type="string">
            <text:p>Rare</text:p>
          </table:table-cell>
          <table:table-cell/>
          <table:table-cell office:value-type="string">
            <text:p>VeryRare</text:p>
          </table:table-cell>
          <table:table-cell table:number-columns-repeated="22"/>
        </table:table-row>
        <table:table-row table:style-name="ro1">
          <table:table-cell office:value-type="string">
            <text:p>YMC_UBM-2R2_UnitCard</text:p>
          </table:table-cell>
          <table:table-cell office:value-type="string">
            <text:p>Revenant</text:p>
          </table:table-cell>
          <table:table-cell office:value-type="string">
            <text:p>UBM-2R2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3139</text:p>
          </table:table-cell>
          <table:table-cell office:value-type="float" office:value="779">
            <text:p>779</text:p>
          </table:table-cell>
          <table:table-cell office:value-type="string">
            <text:p>Unit.Role.MissileBoat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uad</text:p>
          </table:table-cell>
          <table:table-cell table:number-columns-repeated="9" office:value-type="string">
            <text:p>Rare</text:p>
          </table:table-cell>
          <table:table-cell/>
          <table:table-cell office:value-type="string">
            <text:p>VeryRare</text:p>
          </table:table-cell>
          <table:table-cell table:number-columns-repeated="22"/>
        </table:table-row>
        <table:table-row table:style-name="ro1">
          <table:table-cell office:value-type="string">
            <text:p>YMC_UBM-2R3_UnitCard</text:p>
          </table:table-cell>
          <table:table-cell office:value-type="string">
            <text:p>Revenant</text:p>
          </table:table-cell>
          <table:table-cell office:value-type="string">
            <text:p>UBM-2R3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3139</text:p>
          </table:table-cell>
          <table:table-cell office:value-type="float" office:value="779">
            <text:p>779</text:p>
          </table:table-cell>
          <table:table-cell office:value-type="string">
            <text:p>Unit.Role.Sniper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uad</text:p>
          </table:table-cell>
          <table:table-cell table:number-columns-repeated="9" office:value-type="string">
            <text:p>Rare</text:p>
          </table:table-cell>
          <table:table-cell/>
          <table:table-cell office:value-type="string">
            <text:p>VeryRare</text:p>
          </table:table-cell>
          <table:table-cell table:number-columns-repeated="22"/>
        </table:table-row>
        <table:table-row table:style-name="ro2">
          <table:table-cell office:value-type="string">
            <text:p>YMC_UBM-2R4_UnitCard</text:p>
          </table:table-cell>
          <table:table-cell office:value-type="string">
            <text:p>Revenant</text:p>
          </table:table-cell>
          <table:table-cell office:value-type="string">
            <text:p>UBM-2R4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3139</text:p>
          </table:table-cell>
          <table:table-cell office:value-type="float" office:value="779">
            <text:p>779</text:p>
          </table:table-cell>
          <table:table-cell office:value-type="string">
            <text:p>Unit.Role.Scout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uad</text:p>
          </table:table-cell>
          <table:table-cell table:number-columns-repeated="9" office:value-type="string">
            <text:p>Rare</text:p>
          </table:table-cell>
          <table:table-cell/>
          <table:table-cell office:value-type="string">
            <text:p>VeryRare</text:p>
          </table:table-cell>
          <table:table-cell table:number-columns-repeated="22"/>
        </table:table-row>
        <table:table-row table:style-name="ro1">
          <table:table-cell office:value-type="string">
            <text:p>YMC_UBM-IS_UnitCard</text:p>
          </table:table-cell>
          <table:table-cell office:value-type="string">
            <text:p>Revenant</text:p>
          </table:table-cell>
          <table:table-cell office:value-type="string">
            <text:p>UBM-IS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3139</text:p>
          </table:table-cell>
          <table:table-cell office:value-type="float" office:value="932">
            <text:p>932</text:p>
          </table:table-cell>
          <table:table-cell office:value-type="string">
            <text:p>Unit.Role.Striker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uad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table:number-columns-repeated="2"/>
          <table:table-cell office:value-type="string">
            <text:p>Rare</text:p>
          </table:table-cell>
          <table:table-cell table:number-columns-repeated="21"/>
        </table:table-row>
        <table:table-row table:style-name="ro1" table:number-rows-repeated="1048569">
          <table:table-cell table:number-columns-repeated="45"/>
        </table:table-row>
        <table:table-row table:style-name="ro1">
          <table:table-cell table:number-columns-repeated="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1">21/09/2022</text:date>, <text:time>19:5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2-09-21T19:52:42.57</dc:date>
    <dc:creator>Tromador </dc:creator>
    <meta:editing-duration>PT33M3S</meta:editing-duration>
    <meta:editing-cycles>7</meta:editing-cycles>
    <meta:document-statistic meta:table-count="1" meta:cell-count="150" meta:object-count="0"/>
  </office:meta>
</office:document-meta>
</file>